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6633" draw:fill-color="#996633" draw:textarea-vertical-align="middle"/>
    </style:style>
    <style:style style:name="gr3" style:family="graphic" style:parent-style-name="standard">
      <style:graphic-properties draw:fill-color="#996633" draw:textarea-vertical-align="middle"/>
    </style:style>
    <style:style style:name="gr4" style:family="graphic" style:parent-style-name="standard">
      <style:graphic-properties draw:fill-color="#461900" draw:textarea-vertical-align="middle"/>
    </style:style>
    <style:style style:name="gr5" style:family="graphic" style:parent-style-name="standard">
      <style:graphic-properties draw:fill-color="#003300" draw:textarea-vertical-align="middle"/>
    </style:style>
    <style:style style:name="gr6" style:family="graphic" style:parent-style-name="standard">
      <style:graphic-properties draw:fill-color="#663300" draw:textarea-vertical-align="middle"/>
    </style:style>
    <style:style style:name="gr7" style:family="graphic" style:parent-style-name="standard">
      <style:graphic-properties svg:stroke-color="#661900" draw:fill-color="#661900" draw:textarea-vertical-align="middle"/>
    </style:style>
    <style:style style:name="gr8" style:family="graphic" style:parent-style-name="standard">
      <style:graphic-properties draw:fill-color="#661900" draw:textarea-vertical-align="middle"/>
    </style:style>
    <style:style style:name="gr9" style:family="graphic" style:parent-style-name="standard">
      <style:graphic-properties svg:stroke-color="#009933" draw:fill-color="#00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objectwithoutfill">
      <style:graphic-properties svg:stroke-width="0.028cm" svg:stroke-color="#00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fill-color="#330000" draw:textarea-vertical-align="middle"/>
    </style:style>
    <style:style style:name="gr14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solid"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2.33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66ff66" draw:fill-color="#009900" draw:textarea-vertical-align="middle"/>
    </style:style>
    <style:style style:name="gr20" style:family="graphic" style:parent-style-name="standard">
      <style:graphic-properties svg:stroke-color="#009900" draw:fill-color="#0099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75cm"/>
    </style:style>
    <style:style style:name="gr22" style:family="graphic" style:parent-style-name="objectwithoutfill">
      <style:graphic-properties svg:stroke-width="0.035cm" svg:stroke-color="#00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1.35cm"/>
    </style:style>
    <style:style style:name="gr24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14.2cm" svg:x="1.4cm" svg:y="3.2cm">
          <text:p/>
        </draw:rect>
        <draw:rect draw:style-name="gr1" draw:text-style-name="P1" draw:layer="layout" svg:width="8.5cm" svg:height="14.2cm" svg:x="10.5cm" svg:y="3.2cm">
          <text:p/>
        </draw:rect>
        <draw:rect draw:style-name="gr1" draw:text-style-name="P1" draw:layer="layout" svg:width="8.5cm" svg:height="14.2cm" svg:x="19.6cm" svg:y="3.2cm">
          <text:p/>
        </draw:rect>
        <draw:polygon draw:style-name="gr2" draw:text-style-name="P1" draw:layer="layout" svg:width="2.499cm" svg:height="9.199cm" svg:x="7.4cm" svg:y="7.9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4.9cm" svg:y="7.9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16.5cm" svg:y="8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11.3cm" svg:y="16.6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25.6cm" svg:y="7.9cm" svg:viewBox="0 0 2500 9200" draw:points="0,9200 800,9000 900,8900 1500,8300 1700,7300 2000,5100 2200,1600 2000,600 2500,0 2500,9100">
          <text:p/>
        </draw:polygon>
        <draw:polygon draw:style-name="gr4" draw:text-style-name="P1" draw:layer="layout" svg:width="5.399cm" svg:height="0.299cm" svg:x="20cm" svg:y="16.8cm" svg:viewBox="0 0 5400 300" draw:points="0,300 2000,0 4200,0 5200,200 5400,300">
          <text:p/>
        </draw:polygon>
        <draw:polygon draw:style-name="gr5" draw:text-style-name="P1" draw:layer="layout" svg:width="0.199cm" svg:height="0.199cm" svg:x="5.7cm" svg:y="7.7cm" svg:viewBox="0 0 200 200" draw:points="100,200 0,0 100,100 200,0">
          <text:p/>
        </draw:polygon>
      </draw:page>
      <draw:page draw:name="page2" draw:style-name="dp1" draw:master-page-name="Standard">
        <draw:rect draw:style-name="gr1" draw:text-style-name="P1" draw:layer="layout" svg:width="8.5cm" svg:height="14.2cm" svg:x="1.7cm" svg:y="3.2cm">
          <text:p/>
        </draw:rect>
        <draw:rect draw:style-name="gr6" draw:text-style-name="P1" draw:layer="layout" svg:width="8.5cm" svg:height="0.3cm" svg:x="1.7cm" svg:y="17.1cm">
          <text:p/>
        </draw:rect>
        <draw:polygon draw:style-name="gr7" draw:text-style-name="P1" draw:layer="layout" svg:width="2.699cm" svg:height="11.899cm" svg:x="7.5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9cm" svg:x="4.7cm" svg:y="5.1cm" svg:viewBox="0 0 4500 600" draw:points="4400,600 3500,400 1500,200 200,200 0,100 600,0 2100,0 4500,100">
          <text:p/>
        </draw:polygon>
        <draw:polygon draw:style-name="gr9" draw:text-style-name="P1" draw:layer="layout" svg:width="0.199cm" svg:height="0.199cm" svg:x="5.2cm" svg:y="4.9cm" svg:viewBox="0 0 200 200" draw:points="100,200 0,0 100,100 200,0">
          <text:p/>
        </draw:polygon>
        <draw:polygon draw:style-name="gr9" draw:text-style-name="P1" draw:layer="layout" svg:width="0.199cm" svg:height="0.199cm" svg:x="6.1cm" svg:y="4.9cm" svg:viewBox="0 0 200 200" draw:points="100,200 0,0 100,100 200,0">
          <text:p/>
        </draw:polygon>
        <draw:polygon draw:style-name="gr9" draw:text-style-name="P1" draw:layer="layout" svg:width="0.199cm" svg:height="0.199cm" svg:x="7.5cm" svg:y="5cm" svg:viewBox="0 0 200 200" draw:points="100,200 0,0 100,100 200,0">
          <text:p/>
        </draw:polygon>
        <draw:frame draw:style-name="gr10" draw:text-style-name="P3" draw:layer="layout" svg:width="4.5cm" svg:height="1.916cm" svg:x="4.3cm" svg:y="4.2cm">
          <draw:text-box>
            <text:p text:style-name="P2"><text:span text:style-name="T1">Orthotrichum montanum</text:span></text:p>
          </draw:text-box>
        </draw:frame>
        <draw:rect draw:style-name="gr1" draw:text-style-name="P1" draw:layer="layout" svg:width="8.5cm" svg:height="14.2cm" svg:x="10.8cm" svg:y="3.2cm">
          <text:p/>
        </draw:rect>
        <draw:rect draw:style-name="gr6" draw:text-style-name="P1" draw:layer="layout" svg:width="8.5cm" svg:height="0.3cm" svg:x="10.8cm" svg:y="17.1cm">
          <text:p/>
        </draw:rect>
        <draw:polygon draw:style-name="gr7" draw:text-style-name="P1" draw:layer="layout" svg:width="2.699cm" svg:height="11.899cm" svg:x="16.6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87cm" svg:height="0.506cm" svg:x="11.612cm" svg:y="16.7cm" svg:viewBox="0 0 4488 507" draw:points="4388,507 3491,374 1496,321 199,416 0,332 598,187 2094,77 4488,0">
          <text:p/>
        </draw:polygon>
        <draw:polygon draw:style-name="gr9" draw:text-style-name="P1" draw:layer="layout" svg:width="0.198cm" svg:height="0.207cm" svg:x="12.111cm" svg:y="16.68cm" svg:viewBox="0 0 199 208" draw:points="100,208 0,15 100,108 199,0">
          <text:p/>
        </draw:polygon>
        <draw:polygon draw:style-name="gr9" draw:text-style-name="P1" draw:layer="layout" svg:width="0.198cm" svg:height="0.207cm" svg:x="13.008cm" svg:y="16.614cm" svg:viewBox="0 0 199 208" draw:points="100,208 0,15 100,108 199,0">
          <text:p/>
        </draw:polygon>
        <draw:polygon draw:style-name="gr9" draw:text-style-name="P1" draw:layer="layout" svg:width="0.199cm" svg:height="0.206cm" svg:x="14.405cm" svg:y="16.611cm" svg:viewBox="0 0 200 207" draw:points="100,207 0,15 100,107 200,0">
          <text:p/>
        </draw:polygon>
        <draw:rect draw:style-name="gr1" draw:text-style-name="P1" draw:layer="layout" svg:width="8.5cm" svg:height="14.2cm" svg:x="19.9cm" svg:y="3.2cm">
          <text:p/>
        </draw:rect>
        <draw:rect draw:style-name="gr6" draw:text-style-name="P1" draw:layer="layout" svg:width="8.5cm" svg:height="0.3cm" svg:x="19.9cm" svg:y="17.1cm">
          <text:p/>
        </draw:rect>
        <draw:polygon draw:style-name="gr7" draw:text-style-name="P1" draw:layer="layout" svg:width="2.699cm" svg:height="11.899cm" svg:x="25.7cm" svg:y="5.2cm" svg:viewBox="0 0 2700 11900" draw:points="0,11900 500,11700 1200,11200 1700,10200 2000,7100 1900,2300 1600,500 1700,0 2700,0 2700,11900">
          <text:p/>
        </draw:polygon>
        <draw:path draw:style-name="gr11" draw:text-style-name="P1" draw:layer="layout" svg:width="0.083cm" svg:height="0.421cm" svg:x="21.89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17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2.359cm" svg:y="16.592cm" svg:viewBox="0 0 41 394" svg:d="M23 394c-29-45-30-103-5-141 38-58-13-97 23-145l-9-47-14-47-5-14">
          <text:p/>
        </draw:path>
        <draw:frame draw:style-name="gr12" draw:text-style-name="P3" draw:layer="layout" svg:width="3.7cm" svg:height="1.4cm" svg:x="20.9cm" svg:y="14.7cm">
          <draw:text-box>
            <text:p text:style-name="P2"><text:span text:style-name="T1">Polytrichum formosum</text:span></text:p>
          </draw:text-box>
        </draw:frame>
        <draw:polygon draw:style-name="gr13" draw:text-style-name="P1" draw:layer="layout" svg:width="4.299cm" svg:height="0.399cm" svg:x="21.2cm" svg:y="16.8cm" svg:viewBox="0 0 4300 400" draw:points="0,400 400,100 1300,0 3000,0 3600,100 4300,400">
          <text:p/>
        </draw:polygon>
        <draw:path draw:style-name="gr11" draw:text-style-name="P1" draw:layer="layout" svg:width="0.083cm" svg:height="0.421cm" svg:x="22.6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8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0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3.3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3.5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7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4.1cm" svg:y="16.6cm" svg:viewBox="0 0 84 422" svg:d="M0 422c40-43 11-93 14-141 3-49-13-97-9-145v-47l42-51 37-38">
          <text:p/>
        </draw:path>
        <draw:path draw:style-name="gr11" draw:text-style-name="P1" draw:layer="layout" svg:width="0.052cm" svg:height="0.402cm" svg:x="24.385cm" svg:y="16.614cm" svg:viewBox="0 0 53 403" svg:d="M38 403c17-45 7-94 14-141 11-71-107-90-19-145l5-47-23-51-14-19">
          <text:p/>
        </draw:path>
        <draw:path draw:style-name="gr11" draw:text-style-name="P1" draw:layer="layout" svg:width="0.04cm" svg:height="0.393cm" svg:x="24.569cm" svg:y="16.614cm" svg:viewBox="0 0 41 394" svg:d="M23 394c-29-45-30-103-5-141 38-58-13-97 23-145l-9-47-14-47-5-14">
          <text:p/>
        </draw:path>
        <draw:g>
          <draw:path draw:style-name="gr14" draw:text-style-name="P1" draw:layer="layout" svg:width="0.338cm" svg:height="0.078cm" svg:x="12.505cm" svg:y="16.8cm" svg:viewBox="0 0 339 79" svg:d="M0 79c68-161 200-20 309-59l30 30">
            <text:p/>
          </draw:path>
          <draw:path draw:style-name="gr14" draw:text-style-name="P1" draw:layer="layout" svg:width="0.504cm" svg:height="0.171cm" svg:x="12.5cm" svg:y="16.7cm" svg:viewBox="0 0 505 172" svg:d="M0 172c38-92 127-161 220-171 81-9 160 47 245 33l40 32">
            <text:p/>
          </draw:path>
        </draw:g>
        <draw:g>
          <draw:path draw:style-name="gr15" draw:text-style-name="P1" draw:layer="layout" svg:width="0.418cm" svg:height="0.118cm" svg:x="13.581cm" svg:y="16.681cm" svg:viewBox="0 0 419 119" svg:d="M0 119c-2-67 81-154 140-104 60 50 124 28 188 37h61l30 6">
            <text:p/>
          </draw:path>
          <draw:path draw:style-name="gr15" draw:text-style-name="P1" draw:layer="layout" svg:width="0.134cm" svg:height="0.14cm" svg:x="13.483cm" svg:y="16.64cm" svg:viewBox="0 0 135 141" svg:d="M114 141c16-39 56-175-51-133l-63 24 6 6">
            <text:p/>
          </draw:path>
          <draw:path draw:style-name="gr15" draw:text-style-name="P1" draw:layer="layout" svg:width="0.299cm" svg:height="0.227cm" svg:x="13.618cm" svg:y="16.515cm" svg:viewBox="0 0 300 228" svg:d="M0 228c22-41 87-84 56-136-33-56 33-100 77-91 46 10 87 37 129 64l38-14">
            <text:p/>
          </draw:path>
        </draw:g>
        <draw:g>
          <draw:path draw:style-name="gr15" draw:text-style-name="P1" draw:layer="layout" svg:width="0.418cm" svg:height="0.118cm" svg:x="14.983cm" svg:y="16.666cm" svg:viewBox="0 0 419 119" svg:d="M419 119c2-67-81-154-140-104-60 50-124 28-188 37h-61l-30 6">
            <text:p/>
          </draw:path>
          <draw:path draw:style-name="gr15" draw:text-style-name="P1" draw:layer="layout" svg:width="0.134cm" svg:height="0.14cm" svg:x="15.365cm" svg:y="16.625cm" svg:viewBox="0 0 135 141" svg:d="M21 141c-16-39-56-175 50-133l64 24-6 6">
            <text:p/>
          </draw:path>
          <draw:path draw:style-name="gr15" draw:text-style-name="P1" draw:layer="layout" svg:width="0.299cm" svg:height="0.227cm" svg:x="15.065cm" svg:y="16.5cm" svg:viewBox="0 0 300 228" svg:d="M300 228c-22-41-87-84-56-136 33-56-33-100-77-91-46 10-87 37-129 64l-38-14">
            <text:p/>
          </draw:path>
        </draw:g>
        <draw:g>
          <draw:path draw:style-name="gr14" draw:text-style-name="P1" draw:layer="layout" svg:width="0.338cm" svg:height="0.078cm" svg:x="15.6cm" svg:y="16.621cm" svg:viewBox="0 0 339 79" svg:d="M0 79c68-161 200-20 309-59l30 30">
            <text:p/>
          </draw:path>
          <draw:path draw:style-name="gr14" draw:text-style-name="P1" draw:layer="layout" svg:width="0.504cm" svg:height="0.171cm" svg:x="15.595cm" svg:y="16.521cm" svg:viewBox="0 0 505 172" svg:d="M0 172c38-92 127-161 220-171 81-9 160 47 245 33l40 32">
            <text:p/>
          </draw:path>
        </draw:g>
        <draw:frame draw:style-name="gr16" draw:text-style-name="P3" draw:layer="layout" svg:width="3.1cm" svg:height="2.585cm" svg:x="13.1cm" svg:y="15cm">
          <draw:text-box>
            <text:p text:style-name="P2"><text:span text:style-name="T1">Hypnum cupressiforme</text:span></text:p>
          </draw:text-box>
        </draw:frame>
      </draw:page>
      <draw:page draw:name="page3" draw:style-name="dp1" draw:master-page-name="Standard">
        <draw:rect draw:style-name="gr6" draw:text-style-name="P1" draw:layer="layout" svg:width="8.5cm" svg:height="0.3cm" svg:x="11.2cm" svg:y="17.2cm">
          <text:p/>
        </draw:rect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polygon draw:style-name="gr7" draw:text-style-name="P1" draw:layer="layout" svg:width="5.599cm" svg:height="12.499cm" svg:x="14.1cm" svg:y="4.7cm" svg:viewBox="0 0 5600 12500" draw:points="2800,12500 3300,12300 3800,11900 4200,11400 4600,10200 5000,6500 4800,3600 2600,1500 0,500 200,300 3100,1200 4800,2600 4100,300 4300,0 4800,1400 5600,3100 5600,12500">
          <text:p/>
        </draw:polygon>
        <draw:ellipse draw:style-name="gr19" draw:text-style-name="P1" draw:layer="layout" svg:width="3.5cm" svg:height="2.1cm" svg:x="14.9cm" svg:y="3.7cm">
          <text:p/>
        </draw:ellipse>
        <draw:polygon draw:style-name="gr8" draw:text-style-name="P1" draw:layer="layout" svg:width="3.699cm" svg:height="0.499cm" svg:x="15.3cm" svg:y="8.6cm" svg:viewBox="0 0 3700 500" draw:points="3700,500 2600,300 1600,200 200,400 0,300 300,200 1600,0 3100,100 3700,200">
          <text:p/>
        </draw:polygon>
        <draw:ellipse draw:style-name="gr19" draw:text-style-name="P1" draw:layer="layout" svg:width="2cm" svg:height="1.8cm" svg:x="18.5cm" svg:y="4.1cm">
          <text:p/>
        </draw:ellipse>
        <draw:ellipse draw:style-name="gr19" draw:text-style-name="P1" draw:layer="layout" svg:width="2.5cm" svg:height="1.8cm" svg:x="16.8cm" svg:y="5cm">
          <text:p/>
        </draw:ellipse>
        <draw:ellipse draw:style-name="gr19" draw:text-style-name="P1" draw:layer="layout" svg:width="2.7cm" svg:height="1.6cm" svg:x="13cm" svg:y="4.4cm">
          <text:p/>
        </draw:ellipse>
        <draw:ellipse draw:style-name="gr19" draw:text-style-name="P1" draw:layer="layout" svg:width="3.5cm" svg:height="2.1cm" svg:x="13.3cm" svg:y="2.9cm">
          <text:p/>
        </draw:ellipse>
        <draw:ellipse draw:style-name="gr19" draw:text-style-name="P1" draw:layer="layout" svg:width="4.7cm" svg:height="2.8cm" svg:x="14.7cm" svg:y="2.5cm">
          <text:p/>
        </draw:ellipse>
        <draw:ellipse draw:style-name="gr19" draw:text-style-name="P1" draw:layer="layout" svg:width="3.5cm" svg:height="2.1cm" svg:x="17cm" svg:y="2.9cm">
          <text:p/>
        </draw:ellipse>
        <draw:ellipse draw:style-name="gr19" draw:text-style-name="P1" draw:layer="layout" svg:width="2.5cm" svg:height="1.8cm" svg:x="14.5cm" svg:y="4.8cm">
          <text:p/>
        </draw:ellipse>
        <draw:rect draw:style-name="gr6" draw:text-style-name="P1" draw:layer="layout" svg:width="8.5cm" svg:height="0.3cm" svg:x="2.5cm" svg:y="17.2cm">
          <text:p/>
        </draw:rect>
        <draw:polygon draw:style-name="gr7" draw:text-style-name="P1" draw:layer="layout" svg:width="5.599cm" svg:height="8.699cm" svg:x="5.4cm" svg:y="8.5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8.1cm" svg:y="7.2cm">
          <text:p/>
        </draw:ellipse>
        <draw:ellipse draw:style-name="gr20" draw:text-style-name="P1" draw:layer="layout" svg:width="2.5cm" svg:height="1.8cm" svg:x="6.4cm" svg:y="7.6cm">
          <text:p/>
        </draw:ellipse>
        <draw:ellipse draw:style-name="gr20" draw:text-style-name="P1" draw:layer="layout" svg:width="2.5cm" svg:height="1.8cm" svg:x="4.1cm" svg:y="7.5cm">
          <text:p/>
        </draw:ellipse>
        <draw:ellipse draw:style-name="gr20" draw:text-style-name="P1" draw:layer="layout" svg:width="2.5cm" svg:height="1.8cm" svg:x="4.9cm" svg:y="6.7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2.9cm" svg:y="6.9cm">
          <text:p/>
        </draw:ellipse>
        <draw:ellipse draw:style-name="gr20" draw:text-style-name="P1" draw:layer="layout" svg:width="2.5cm" svg:height="1.8cm" svg:x="9.1cm" svg:y="6.3cm">
          <text:p/>
        </draw:ellipse>
        <draw:ellipse draw:style-name="gr20" draw:text-style-name="P1" draw:layer="layout" svg:width="2.5cm" svg:height="1.8cm" svg:x="7.6cm" svg:y="6.3cm">
          <text:p/>
        </draw:ellipse>
        <draw:ellipse draw:style-name="gr20" draw:text-style-name="P1" draw:layer="layout" svg:width="2.5cm" svg:height="1.8cm" svg:x="6.5cm" svg:y="6.7cm">
          <text:p/>
        </draw:ellipse>
        <draw:ellipse draw:style-name="gr20" draw:text-style-name="P1" draw:layer="layout" svg:width="2.5cm" svg:height="1.8cm" svg:x="6.1cm" svg:y="5.8cm">
          <text:p/>
        </draw:ellipse>
        <draw:ellipse draw:style-name="gr20" draw:text-style-name="P1" draw:layer="layout" svg:width="2.5cm" svg:height="1.8cm" svg:x="6.7cm" svg:y="6.1cm">
          <text:p/>
        </draw:ellipse>
        <draw:ellipse draw:style-name="gr20" draw:text-style-name="P1" draw:layer="layout" svg:width="2.5cm" svg:height="1.8cm" svg:x="7.5cm" svg:y="5.7cm">
          <text:p/>
        </draw:ellipse>
        <draw:ellipse draw:style-name="gr20" draw:text-style-name="P1" draw:layer="layout" svg:width="2.5cm" svg:height="1.8cm" svg:x="4.7cm" svg:y="6cm">
          <text:p/>
        </draw:ellipse>
        <draw:ellipse draw:style-name="gr20" draw:text-style-name="P1" draw:layer="layout" svg:width="2.5cm" svg:height="1.8cm" svg:x="8.5cm" svg:y="6.1cm">
          <text:p/>
        </draw:ellipse>
        <draw:ellipse draw:style-name="gr20" draw:text-style-name="P1" draw:layer="layout" svg:width="2.5cm" svg:height="1.8cm" svg:x="5.5cm" svg:y="7.1cm">
          <text:p/>
        </draw:ellipse>
        <draw:polygon draw:style-name="gr8" draw:text-style-name="P1" draw:layer="layout" svg:width="3.699cm" svg:height="0.499cm" draw:transform="rotate (0.102974425867646) translate (6.56910165413626cm 11.819490488779cm)" svg:viewBox="0 0 3700 500" draw:points="3700,500 2600,300 1600,200 200,400 0,300 300,200 1600,0 3100,100 3700,200">
          <text:p/>
        </draw:polygon>
        <draw:frame draw:style-name="gr21" draw:layer="layout" svg:width="12.2cm" svg:height="2cm" svg:x="1.3cm" svg:y="1.4cm">
          <draw:text-box>
            <text:p>Concept Art – Trees</text:p>
          </draw:text-box>
        </draw:frame>
        <draw:polygon draw:style-name="gr13" draw:text-style-name="P1" draw:layer="layout" svg:width="3.099cm" svg:height="0.299cm" svg:x="3.8cm" svg:y="16.9cm" svg:viewBox="0 0 3100 300" draw:points="0,300 400,100 900,0 1600,0 2200,100 3100,300">
          <text:p/>
        </draw:polygon>
      </draw:page>
      <draw:page draw:name="page4" draw:style-name="dp1" draw:master-page-name="Standard">
        <draw:frame draw:style-name="gr21" draw:layer="layout" svg:width="12.2cm" svg:height="2cm" svg:x="1.2cm" svg:y="1.3cm">
          <draw:text-box>
            <text:p>Concept Art – Moss Species</text:p>
          </draw:text-box>
        </draw:frame>
        <draw:polygon draw:style-name="gr9" draw:text-style-name="P1" draw:layer="layout" svg:width="0.899cm" svg:height="0.699cm" svg:x="5.7cm" svg:y="6.1cm" svg:viewBox="0 0 900 700" draw:points="450,700 0,0 450,350 900,0">
          <text:p/>
        </draw:polygon>
        <draw:path draw:style-name="gr22" draw:text-style-name="P1" draw:layer="layout" svg:width="0.197cm" svg:height="1.021cm" svg:x="5.7cm" svg:y="7.6cm" svg:viewBox="0 0 198 1022" svg:d="M0 1022c94-104 26-225 33-341 7-119-31-235-21-352v-113l99-124 87-92">
          <text:p/>
        </draw:path>
        <draw:path draw:style-name="gr22" draw:text-style-name="P1" draw:layer="layout" svg:width="0.123cm" svg:height="0.975cm" svg:x="6.077cm" svg:y="7.624cm" svg:viewBox="0 0 124 976" svg:d="M89 976c40-109 16-228 33-341 26-172-252-218-45-352l12-113-54-124-33-46">
          <text:p/>
        </draw:path>
        <draw:path draw:style-name="gr22" draw:text-style-name="P1" draw:layer="layout" svg:width="0.095cm" svg:height="0.953cm" svg:x="6.4cm" svg:y="7.646cm" svg:viewBox="0 0 96 954" svg:d="M54 954c-69-109-71-249-12-341 89-141-31-235 54-351l-21-114-33-114-12-34">
          <text:p/>
        </draw:path>
        <draw:frame draw:style-name="gr23" draw:text-style-name="P5" draw:layer="layout" svg:width="5.8cm" svg:height="1.6cm" svg:x="5.5cm" svg:y="8.7cm">
          <draw:text-box>
            <text:p text:style-name="P4"><text:span text:style-name="T2">Polytrichum formosum</text:span></text:p>
          </draw:text-box>
        </draw:frame>
        <draw:g>
          <draw:path draw:style-name="gr24" draw:text-style-name="P1" draw:layer="layout" svg:width="0.808cm" svg:height="0.353cm" svg:x="5.612cm" svg:y="10.046cm" svg:viewBox="0 0 809 354" svg:d="M0 354c162-720 477-90 737-264l72 134">
            <text:p/>
          </draw:path>
          <draw:path draw:style-name="gr24" draw:text-style-name="P1" draw:layer="layout" svg:width="1.204cm" svg:height="0.768cm" svg:x="5.6cm" svg:y="9.6cm" svg:viewBox="0 0 1205 769" svg:d="M0 769c91-412 303-720 525-765 193-40 382 210 585 148l95 143">
            <text:p/>
          </draw:path>
        </draw:g>
        <draw:g>
          <draw:path draw:style-name="gr24" draw:text-style-name="P1" draw:layer="layout" svg:width="1.243cm" svg:height="0.398cm" svg:x="7.256cm" svg:y="10.157cm" svg:viewBox="0 0 1244 399" svg:d="M0 399c-6-225 241-517 416-349 178 168 368 94 558 124h181l89 20">
            <text:p/>
          </draw:path>
          <draw:path draw:style-name="gr24" draw:text-style-name="P1" draw:layer="layout" svg:width="0.399cm" svg:height="0.472cm" svg:x="6.965cm" svg:y="10.02cm" svg:viewBox="0 0 400 473" svg:d="M338 473c48-131 167-587-151-446l-187 80 18 20">
            <text:p/>
          </draw:path>
          <draw:path draw:style-name="gr24" draw:text-style-name="P1" draw:layer="layout" svg:width="0.89cm" svg:height="0.765cm" svg:x="7.366cm" svg:y="9.6cm" svg:viewBox="0 0 891 766" svg:d="M0 766c65-137 258-282 166-456-98-189 98-336 229-306 136 34 258 124 383 215l113-47">
            <text:p/>
          </draw:path>
        </draw:g>
        <draw:frame draw:style-name="gr23" draw:text-style-name="P5" draw:layer="layout" svg:width="5.8cm" svg:height="1.6cm" svg:x="5.4cm" svg:y="10.5cm">
          <draw:text-box>
            <text:p text:style-name="P4"><text:span text:style-name="T2">Hypnum cupressiforme</text:span></text:p>
          </draw:text-box>
        </draw:frame>
        <draw:path draw:style-name="gr22" draw:text-style-name="P1" draw:layer="layout" svg:width="0.123cm" svg:height="0.975cm" svg:x="7.177cm" svg:y="7.624cm" svg:viewBox="0 0 124 976" svg:d="M89 976c40-109 16-228 33-341 26-172-252-218-45-352l12-113-54-124-33-46">
          <text:p/>
        </draw:path>
        <draw:path draw:style-name="gr22" draw:text-style-name="P1" draw:layer="layout" svg:width="0.095cm" svg:height="0.953cm" svg:x="7.504cm" svg:y="7.646cm" svg:viewBox="0 0 96 954" svg:d="M42 954c69-109 71-249 12-341-89-141 31-235-54-351l21-114 33-114 12-34">
          <text:p/>
        </draw:path>
        <draw:path draw:style-name="gr22" draw:text-style-name="P1" draw:layer="layout" svg:width="0.197cm" svg:height="1.021cm" svg:x="7.8cm" svg:y="7.6cm" svg:viewBox="0 0 198 1022" svg:d="M198 1022c-94-104-26-225-33-341-7-119 30-235 21-352v-113l-99-124-87-92">
          <text:p/>
        </draw:path>
        <draw:polygon draw:style-name="gr9" draw:text-style-name="P1" draw:layer="layout" svg:width="0.899cm" svg:height="0.699cm" svg:x="7cm" svg:y="6.1cm" svg:viewBox="0 0 900 700" draw:points="450,700 0,0 450,350 9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1T11:36:57.69</meta:creation-date>
    <dc:date>2020-03-31T21:00:31.65</dc:date>
    <meta:editing-duration>PT2H47M10S</meta:editing-duration>
    <meta:editing-cycles>3</meta:editing-cycles>
    <meta:generator>OpenOffice/4.1.3$Win32 OpenOffice.org_project/413m1$Build-9783</meta:generator>
    <meta:document-statistic meta:object-count="116"/>
  </office:meta>
</office:document-meta>
</file>